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60f7c" officeooo:paragraph-rsid="00160f7c"/>
    </style:style>
    <style:style style:name="T1" style:family="text">
      <style:text-properties officeooo:rsid="00160f7c"/>
    </style:style>
    <style:style style:name="T2" style:family="text">
      <style:text-properties style:text-position="super 58%"/>
    </style:style>
    <style:style style:name="T3"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1">ASSIGNMENT 2<text:line-break/>ADITYA DEVCHAKKE</text:span></text:p>
      <text:p text:style-name="P1">KD-1<text:line-break/></text:p>
      <text:p text:style-name="P1">Q1) Which field of the customers table is the primary key?</text:p>
      <text:p text:style-name="P1">→ <text:s text:c="3"/>Primary key is the column which uniquely identifies EACH ROW of the dataset. </text:p>
      <text:p text:style-name="P1">It is table which does not contain null values.</text:p>
      <text:p text:style-name="P1">For the Customers table ‘CNUM’ is the primary key as it does not have duplicate values.</text:p>
      <text:p text:style-name="P1">Also the CNAME can be a primary key as no name is repeated in that.</text:p>
      <text:p text:style-name="P1"/>
      <text:p text:style-name="P1">Q2)What is the 4<text:span text:style-name="T2">th</text:span> column of the customers table?</text:p>
      <text:p text:style-name="P1">→ 4<text:span text:style-name="T2">th</text:span> column is the ‘RATING’ column.</text:p>
      <text:p text:style-name="P1"/>
      <text:p text:style-name="P1">Q3)What is another word for row? For column?</text:p>
      <text:p text:style-name="P1">→ Another word for Row = opportunity ,entity Column = Attribute,Method.</text:p>
      <text:p text:style-name="P1"/>
      <text:p text:style-name="P1">Q4)Why isn't it possible to see the first five rows of a table?</text:p>
      <text:p text:style-name="P1">→ Whenever we save a value in the row of any database, the value is stored in the server HDD of mysql, since it dumps into server HDD it does not follow any pattern to save the records as row 1 , row 2<text:line-break/>It saves the values at whatever place it finds and while retrieving the data it shows 1<text:span text:style-name="T2">st</text:span> row which was 1<text:span text:style-name="T2">st</text:span> found by server in the HDD.</text:p>
      <text:p text:style-name="P1">Thats why we cant say that first five rows which are shown in database are the first five rows stor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14:48:25.806969666</meta:creation-date>
    <dc:date>2024-03-10T15:07:03.919917955</dc:date>
    <meta:editing-duration>PT4M42S</meta:editing-duration>
    <meta:editing-cycles>1</meta:editing-cycles>
    <meta:document-statistic meta:table-count="0" meta:image-count="0" meta:object-count="0" meta:page-count="1" meta:paragraph-count="14" meta:word-count="209" meta:character-count="1083" meta:non-whitespace-character-count="877"/>
    <meta:generator>LibreOffice/24.2.1.2$MacOSX_AARCH64 LibreOffice_project/db4def46b0453cc22e2d0305797cf981b68ef5ac</meta:generator>
  </office:meta>
</office:document-meta>
</file>